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text-properties fo:language="en" fo:country="US" style:font-name-asian="Times New Roman1"/>
    </style:style>
    <style:style style:name="P57" style:family="paragraph" style:parent-style-name="Heading_20_1" style:list-style-name="WWNum35" style:master-page-name="Standard">
      <style:paragraph-properties fo:margin-left="0cm" fo:margin-right="0cm" fo:margin-top="0cm" fo:margin-bottom="0cm" fo:text-indent="0cm" style:auto-text-indent="false" style:page-number="auto" fo:background-color="#ffffff">
        <style:background-image/>
      </style:paragraph-properties>
    </style:style>
    <style:style style:name="P58" style:family="paragraph" style:parent-style-name="Heading_20_2">
      <style:paragraph-properties fo:margin-top="0cm" fo:margin-bottom="0cm"/>
      <style:text-properties fo:language="en" fo:country="US" style:font-name-asian="Times New Roman1"/>
    </style:style>
    <style:style style:name="P59" style:family="paragraph" style:parent-style-name="Heading_20_2">
      <style:paragraph-properties fo:margin-top="0cm" fo:margin-bottom="0cm"/>
      <style:text-properties style:font-name-asian="Times New Roman1"/>
    </style:style>
    <style:style style:name="P60"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1" style:family="paragraph" style:parent-style-name="Heading_20_3">
      <style:paragraph-properties fo:margin-top="0cm" fo:margin-bottom="0cm"/>
      <style:text-properties fo:language="en" fo:country="US" style:font-name-asian="Times New Roman1"/>
    </style:style>
    <style:style style:name="P62"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3" style:family="paragraph" style:parent-style-name="Heading_20_3">
      <style:paragraph-properties fo:margin-top="0cm" fo:margin-bottom="0cm" fo:background-color="#ffffff">
        <style:background-image/>
      </style:paragraph-properties>
      <style:text-properties style:font-name-asian="Times New Roman1"/>
    </style:style>
    <style:style style:name="P64" style:family="paragraph" style:parent-style-name="Normal_20__28_Web_29_">
      <style:text-properties fo:language="en" fo:country="US"/>
    </style:style>
    <style:style style:name="P65" style:family="paragraph" style:parent-style-name="Normal_20__28_Web_29_">
      <style:paragraph-properties fo:margin-top="0cm" fo:margin-bottom="0cm"/>
      <style:text-properties fo:font-weight="bold" style:font-weight-asian="bold" style:font-weight-complex="bold"/>
    </style:style>
    <style:style style:name="P66" style:family="paragraph" style:parent-style-name="Normal_20__28_Web_29_">
      <style:paragraph-properties fo:margin-top="0cm" fo:margin-bottom="0cm"/>
      <style:text-properties fo:language="en" fo:country="US"/>
    </style:style>
    <style:style style:name="P67" style:family="paragraph" style:parent-style-name="Normal_20__28_Web_29_">
      <style:paragraph-properties fo:margin-top="0cm" fo:margin-bottom="0cm" fo:text-align="center" style:justify-single-word="false"/>
    </style:style>
    <style:style style:name="P68" style:family="paragraph" style:parent-style-name="Normal_20__28_Web_29_">
      <style:paragraph-properties fo:margin-top="0cm" fo:margin-bottom="0cm" fo:text-align="center" style:justify-single-word="false" fo:background-color="#ffffff">
        <style:background-image/>
      </style:paragraph-properties>
    </style:style>
    <style:style style:name="P69" style:family="paragraph" style:parent-style-name="Normal_20__28_Web_29_">
      <style:paragraph-properties fo:margin-top="0cm" fo:margin-bottom="0cm" fo:background-color="#ffffff">
        <style:background-image/>
      </style:paragraph-properties>
      <style:text-properties fo:language="en" fo:country="US"/>
    </style:style>
    <style:style style:name="P70" style:family="paragraph" style:parent-style-name="normal-first">
      <style:paragraph-properties fo:margin-top="0.159cm" fo:margin-bottom="0.159cm"/>
    </style:style>
    <style:style style:name="P71" style:family="paragraph" style:parent-style-name="normal-first">
      <style:paragraph-properties fo:margin-top="0.159cm" fo:margin-bottom="0.159cm"/>
      <style:text-properties fo:language="en" fo:country="US"/>
    </style:style>
    <style:style style:name="P72" style:family="paragraph" style:parent-style-name="normal-first">
      <style:paragraph-properties fo:margin-top="0.159cm" fo:margin-bottom="0.159cm" fo:text-align="justify" style:justify-single-word="false"/>
      <style:text-properties fo:language="en" fo:country="US"/>
    </style:style>
    <style:style style:name="P73" style:family="paragraph" style:parent-style-name="normal-first">
      <style:paragraph-properties fo:margin-top="0.159cm" fo:margin-bottom="0.159cm" fo:text-align="justify" style:justify-single-word="false"/>
    </style:style>
    <style:style style:name="P74" style:family="paragraph" style:parent-style-name="normal-first">
      <style:paragraph-properties fo:margin-top="0.159cm" fo:margin-bottom="0.159cm" fo:background-color="#ffffff">
        <style:background-image/>
      </style:paragraph-properties>
      <style:text-properties fo:language="en" fo:country="US"/>
    </style:style>
    <style:style style:name="P75"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6" style:family="paragraph" style:parent-style-name="normal-first">
      <style:paragraph-properties fo:margin-top="0.159cm" fo:margin-bottom="0.159cm" fo:text-align="justify" style:justify-single-word="false" fo:background-color="#ffffff">
        <style:background-image/>
      </style:paragraph-properties>
    </style:style>
    <style:style style:name="P77" style:family="paragraph" style:parent-style-name="normal">
      <style:paragraph-properties fo:margin-left="0cm" fo:margin-right="0cm" fo:margin-top="0.159cm" fo:margin-bottom="0.159cm" fo:text-indent="0.238cm" style:auto-text-indent="false"/>
    </style:style>
    <style:style style:name="P78" style:family="paragraph" style:parent-style-name="normal">
      <style:paragraph-properties fo:margin-left="0cm" fo:margin-right="0cm" fo:margin-top="0.159cm" fo:margin-bottom="0.159cm" fo:text-indent="0.238cm" style:auto-text-indent="false"/>
      <style:text-properties fo:language="en" fo:country="US"/>
    </style:style>
    <style:style style:name="P79"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0" style:family="paragraph" style:parent-style-name="normal">
      <style:paragraph-properties fo:margin-left="0cm" fo:margin-right="0cm" fo:margin-top="0.159cm" fo:margin-bottom="0.159cm" fo:text-align="justify" style:justify-single-word="false" fo:text-indent="0.238cm" style:auto-text-indent="false"/>
    </style:style>
    <style:style style:name="P81"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3"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4" style:family="paragraph" style:parent-style-name="normal">
      <style:paragraph-properties fo:margin-top="0.159cm" fo:margin-bottom="0.159cm"/>
    </style:style>
    <style:style style:name="P85" style:family="paragraph" style:parent-style-name="normal">
      <style:paragraph-properties fo:margin-top="0.159cm" fo:margin-bottom="0.159cm"/>
      <style:text-properties fo:language="en" fo:country="US"/>
    </style:style>
    <style:style style:name="P86" style:family="paragraph" style:parent-style-name="example">
      <style:paragraph-properties fo:margin-left="0.476cm" fo:margin-right="0.476cm" fo:margin-top="0.238cm" fo:margin-bottom="0.238cm" fo:text-indent="0cm" style:auto-text-indent="false"/>
    </style:style>
    <style:style style:name="P87" style:family="paragraph" style:parent-style-name="example">
      <style:paragraph-properties fo:margin-left="0.476cm" fo:margin-right="0.476cm" fo:margin-top="0.238cm" fo:margin-bottom="0.238cm" fo:text-indent="0cm" style:auto-text-indent="false"/>
      <style:text-properties fo:language="en" fo:country="US"/>
    </style:style>
    <style:style style:name="P88"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89" style:family="paragraph" style:parent-style-name="example">
      <style:paragraph-properties fo:margin-left="0.476cm" fo:margin-right="0.476cm" fo:margin-top="0.238cm" fo:margin-bottom="0.238cm" fo:text-align="justify" style:justify-single-word="false" fo:text-indent="0cm" style:auto-text-indent="false"/>
    </style:style>
    <style:style style:name="P90"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1"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2"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3"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4" style:family="paragraph" style:parent-style-name="sidebar-header">
      <style:text-properties fo:text-transform="uppercase" fo:language="en" fo:country="US" fo:font-weight="bold" style:font-name-asian="Times New Roman1" style:font-weight-asian="bold" style:font-weight-complex="bold"/>
    </style:style>
    <style:style style:name="P95" style:family="paragraph" style:parent-style-name="sidebar-body">
      <style:paragraph-properties fo:margin-top="0cm" fo:margin-bottom="0.159cm"/>
    </style:style>
    <style:style style:name="P96" style:family="paragraph" style:parent-style-name="sidebar-body">
      <style:paragraph-properties fo:margin-top="0cm" fo:margin-bottom="0.159cm"/>
      <style:text-properties fo:language="en" fo:country="US"/>
    </style:style>
    <style:style style:name="P97" style:family="paragraph" style:parent-style-name="sidebar-body-first">
      <style:paragraph-properties fo:margin-top="0cm" fo:margin-bottom="0cm"/>
    </style:style>
    <style:style style:name="P98" style:family="paragraph" style:parent-style-name="sidebar-body-first">
      <style:paragraph-properties fo:margin-top="0cm" fo:margin-bottom="0cm"/>
      <style:text-properties fo:language="en" fo:country="US"/>
    </style:style>
    <style:style style:name="P99" style:family="paragraph" style:parent-style-name="sidebar-body-first">
      <style:paragraph-properties fo:margin-top="0cm" fo:margin-bottom="0cm" fo:text-align="justify" style:justify-single-word="false"/>
      <style:text-properties fo:language="en" fo:country="US"/>
    </style:style>
    <style:style style:name="P100" style:family="paragraph" style:parent-style-name="sidebar-body-first">
      <style:paragraph-properties fo:margin-top="0cm" fo:margin-bottom="0cm" fo:text-align="justify" style:justify-single-word="false"/>
    </style:style>
    <style:style style:name="P101"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2" style:family="paragraph" style:parent-style-name="sidebar-body-first">
      <style:paragraph-properties fo:margin-top="0cm" fo:margin-bottom="0cm" fo:text-align="justify" style:justify-single-word="false" fo:background-color="#ffffff">
        <style:background-image/>
      </style:paragraph-properties>
    </style:style>
    <style:style style:name="P103" style:family="paragraph" style:parent-style-name="inline-header--ih-">
      <style:paragraph-properties fo:margin-top="0.159cm" fo:margin-bottom="0.159cm" fo:text-align="justify" style:justify-single-word="false"/>
    </style:style>
    <style:style style:name="P104" style:family="paragraph" style:parent-style-name="inline-header--ih-">
      <style:paragraph-properties fo:margin-top="0.159cm" fo:margin-bottom="0.159cm" fo:text-align="justify" style:justify-single-word="false" fo:background-color="#ffffff">
        <style:background-image/>
      </style:paragraph-properties>
    </style:style>
    <style:style style:name="P105" style:family="paragraph" style:parent-style-name="inline-header--ih-">
      <style:paragraph-properties fo:margin-top="0.238cm" fo:margin-bottom="0.159cm" fo:text-align="justify" style:justify-single-word="false"/>
    </style:style>
    <style:style style:name="P106" style:family="paragraph" style:parent-style-name="example-start">
      <style:paragraph-properties fo:margin-left="0.476cm" fo:margin-right="0.476cm" fo:margin-top="0.238cm" fo:margin-bottom="0cm" fo:text-align="justify" style:justify-single-word="false" fo:text-indent="0cm" style:auto-text-indent="false"/>
    </style:style>
    <style:style style:name="P107" style:family="paragraph" style:parent-style-name="heading-3">
      <style:paragraph-properties fo:margin-top="0.132cm" fo:margin-bottom="0cm" fo:background-color="#ffffff">
        <style:background-image/>
      </style:paragraph-properties>
    </style:style>
    <style:style style:name="P108"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09"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0"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1"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2"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3"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32551737" text:style-name="WWNum35">
        <text:list-header>
          <text:h text:style-name="P57" text:outline-level="1"><draw:rect text:anchor-type="paragraph" draw:z-index="66" draw:style-name="gr1" draw:text-style-name="P113" svg:width="0.003cm" svg:height="0.054cm" svg:x="0cm" svg:y="0cm"><text:p/></draw:rect><draw:rect text:anchor-type="paragraph" draw:z-index="65" draw:style-name="gr1" draw:text-style-name="P113" svg:width="0.003cm" svg:height="0.054cm" svg:x="0cm" svg:y="0cm"><text:p/></draw:rect><draw:rect text:anchor-type="paragraph" draw:z-index="64" draw:style-name="gr1" draw:text-style-name="P113" svg:width="0.003cm" svg:height="0.054cm" svg:x="0cm" svg:y="0cm"><text:p/></draw:rect><draw:rect text:anchor-type="paragraph" draw:z-index="63" draw:style-name="gr1" draw:text-style-name="P113" svg:width="0.003cm" svg:height="0.054cm" svg:x="0cm" svg:y="0cm"><text:p/></draw:rect><draw:rect text:anchor-type="paragraph" draw:z-index="62" draw:style-name="gr1" draw:text-style-name="P113" svg:width="0.003cm" svg:height="0.054cm" svg:x="0cm" svg:y="0cm"><text:p/></draw:rect><draw:rect text:anchor-type="paragraph" draw:z-index="61" draw:style-name="gr1" draw:text-style-name="P113" svg:width="0.003cm" svg:height="0.054cm" svg:x="0cm" svg:y="0cm"><text:p/></draw:rect><draw:rect text:anchor-type="paragraph" draw:z-index="60" draw:style-name="gr1" draw:text-style-name="P113" svg:width="0.003cm" svg:height="0.054cm" svg:x="0cm" svg:y="0cm"><text:p/></draw:rect><draw:rect text:anchor-type="paragraph" draw:z-index="59" draw:style-name="gr1" draw:text-style-name="P113" svg:width="0.003cm" svg:height="0.054cm" svg:x="0cm" svg:y="0cm"><text:p/></draw:rect><draw:rect text:anchor-type="paragraph" draw:z-index="58" draw:style-name="gr1" draw:text-style-name="P113" svg:width="0.003cm" svg:height="0.054cm" svg:x="0cm" svg:y="0cm"><text:p/></draw:rect><draw:rect text:anchor-type="paragraph" draw:z-index="57" draw:style-name="gr1" draw:text-style-name="P113" svg:width="0.003cm" svg:height="0.054cm" svg:x="0cm" svg:y="0cm"><text:p/></draw:rect><draw:rect text:anchor-type="paragraph" draw:z-index="56" draw:style-name="gr1" draw:text-style-name="P113" svg:width="0.003cm" svg:height="0.054cm" svg:x="0cm" svg:y="0cm"><text:p/></draw:rect><draw:rect text:anchor-type="paragraph" draw:z-index="55" draw:style-name="gr1" draw:text-style-name="P113" svg:width="0.003cm" svg:height="0.054cm" svg:x="0cm" svg:y="0cm"><text:p/></draw:rect><draw:rect text:anchor-type="paragraph" draw:z-index="54" draw:style-name="gr1" draw:text-style-name="P113" svg:width="0.003cm" svg:height="0.054cm" svg:x="0cm" svg:y="0cm"><text:p/></draw:rect><draw:rect text:anchor-type="paragraph" draw:z-index="53" draw:style-name="gr1" draw:text-style-name="P113" svg:width="0.003cm" svg:height="0.054cm" svg:x="0cm" svg:y="0cm"><text:p/></draw:rect><draw:rect text:anchor-type="paragraph" draw:z-index="52" draw:style-name="gr1" draw:text-style-name="P113" svg:width="0.003cm" svg:height="0.054cm" svg:x="0cm" svg:y="0cm"><text:p/></draw:rect><draw:rect text:anchor-type="paragraph" draw:z-index="51" draw:style-name="gr1" draw:text-style-name="P113" svg:width="0.003cm" svg:height="0.054cm" svg:x="0cm" svg:y="0cm"><text:p/></draw:rect><draw:rect text:anchor-type="paragraph" draw:z-index="50" draw:style-name="gr1" draw:text-style-name="P113" svg:width="0.003cm" svg:height="0.054cm" svg:x="0cm" svg:y="0cm"><text:p/></draw:rect><draw:rect text:anchor-type="paragraph" draw:z-index="49" draw:style-name="gr1" draw:text-style-name="P113" svg:width="0.003cm" svg:height="0.054cm" svg:x="0cm" svg:y="0cm"><text:p/></draw:rect><draw:rect text:anchor-type="paragraph" draw:z-index="48" draw:style-name="gr1" draw:text-style-name="P113" svg:width="0.003cm" svg:height="0.054cm" svg:x="0cm" svg:y="0cm"><text:p/></draw:rect><draw:rect text:anchor-type="paragraph" draw:z-index="47" draw:style-name="gr1" draw:text-style-name="P113" svg:width="0.003cm" svg:height="0.054cm" svg:x="0cm" svg:y="0cm"><text:p/></draw:rect><draw:rect text:anchor-type="paragraph" draw:z-index="46" draw:style-name="gr1" draw:text-style-name="P113" svg:width="0.003cm" svg:height="0.054cm" svg:x="0cm" svg:y="0cm"><text:p/></draw:rect><draw:rect text:anchor-type="paragraph" draw:z-index="45" draw:style-name="gr1" draw:text-style-name="P113" svg:width="0.003cm" svg:height="0.054cm" svg:x="0cm" svg:y="0cm"><text:p/></draw:rect><draw:rect text:anchor-type="paragraph" draw:z-index="44" draw:style-name="gr1" draw:text-style-name="P113" svg:width="0.003cm" svg:height="0.054cm" svg:x="0cm" svg:y="0cm"><text:p/></draw:rect><draw:rect text:anchor-type="paragraph" draw:z-index="43" draw:style-name="gr1" draw:text-style-name="P113" svg:width="0.003cm" svg:height="0.054cm" svg:x="0cm" svg:y="0cm"><text:p/></draw:rect><draw:rect text:anchor-type="paragraph" draw:z-index="42" draw:style-name="gr1" draw:text-style-name="P113" svg:width="0.003cm" svg:height="0.054cm" svg:x="0cm" svg:y="0cm"><text:p/></draw:rect><draw:rect text:anchor-type="paragraph" draw:z-index="41" draw:style-name="gr1" draw:text-style-name="P113" svg:width="0.003cm" svg:height="0.054cm" svg:x="0cm" svg:y="0cm"><text:p/></draw:rect><draw:rect text:anchor-type="paragraph" draw:z-index="40" draw:style-name="gr1" draw:text-style-name="P113" svg:width="0.003cm" svg:height="0.054cm" svg:x="0cm" svg:y="0cm"><text:p/></draw:rect><draw:rect text:anchor-type="paragraph" draw:z-index="39" draw:style-name="gr1" draw:text-style-name="P113" svg:width="0.003cm" svg:height="0.054cm" svg:x="0cm" svg:y="0cm"><text:p/></draw:rect><draw:rect text:anchor-type="paragraph" draw:z-index="38" draw:style-name="gr1" draw:text-style-name="P113" svg:width="0.003cm" svg:height="0.054cm" svg:x="0cm" svg:y="0cm"><text:p/></draw:rect><draw:rect text:anchor-type="paragraph" draw:z-index="37" draw:style-name="gr1" draw:text-style-name="P113" svg:width="0.003cm" svg:height="0.054cm" svg:x="0cm" svg:y="0cm"><text:p/></draw:rect><draw:rect text:anchor-type="paragraph" draw:z-index="36" draw:style-name="gr1" draw:text-style-name="P113" svg:width="0.003cm" svg:height="0.054cm" svg:x="0cm" svg:y="0cm"><text:p/></draw:rect><draw:rect text:anchor-type="paragraph" draw:z-index="35" draw:style-name="gr1" draw:text-style-name="P113" svg:width="0.003cm" svg:height="0.054cm" svg:x="0cm" svg:y="0cm"><text:p/></draw:rect><draw:rect text:anchor-type="paragraph" draw:z-index="34" draw:style-name="gr1" draw:text-style-name="P113" svg:width="0.003cm" svg:height="0.054cm" svg:x="0cm" svg:y="0cm"><text:p/></draw:rect><draw:rect text:anchor-type="paragraph" draw:z-index="33" draw:style-name="gr1" draw:text-style-name="P113" svg:width="0.003cm" svg:height="0.054cm" svg:x="0cm" svg:y="0cm"><text:p/></draw:rect><draw:rect text:anchor-type="paragraph" draw:z-index="32" draw:style-name="gr1" draw:text-style-name="P113" svg:width="0.003cm" svg:height="0.054cm" svg:x="0cm" svg:y="0cm"><text:p/></draw:rect><draw:rect text:anchor-type="paragraph" draw:z-index="31" draw:style-name="gr1" draw:text-style-name="P113" svg:width="0.003cm" svg:height="0.054cm" svg:x="0cm" svg:y="0cm"><text:p/></draw:rect><draw:rect text:anchor-type="paragraph" draw:z-index="30" draw:style-name="gr1" draw:text-style-name="P113" svg:width="0.003cm" svg:height="0.054cm" svg:x="0cm" svg:y="0cm"><text:p/></draw:rect><draw:rect text:anchor-type="paragraph" draw:z-index="29" draw:style-name="gr1" draw:text-style-name="P113" svg:width="0.003cm" svg:height="0.054cm" svg:x="0cm" svg:y="0cm"><text:p/></draw:rect><draw:rect text:anchor-type="paragraph" draw:z-index="28" draw:style-name="gr1" draw:text-style-name="P113" svg:width="0.003cm" svg:height="0.054cm" svg:x="0cm" svg:y="0cm"><text:p/></draw:rect><draw:rect text:anchor-type="paragraph" draw:z-index="27" draw:style-name="gr1" draw:text-style-name="P113" svg:width="0.003cm" svg:height="0.054cm" svg:x="0cm" svg:y="0cm"><text:p/></draw:rect><draw:rect text:anchor-type="paragraph" draw:z-index="26" draw:style-name="gr1" draw:text-style-name="P113" svg:width="0.003cm" svg:height="0.054cm" svg:x="0cm" svg:y="0cm"><text:p/></draw:rect><draw:rect text:anchor-type="paragraph" draw:z-index="25" draw:style-name="gr1" draw:text-style-name="P113" svg:width="0.003cm" svg:height="0.054cm" svg:x="0cm" svg:y="0cm"><text:p/></draw:rect><draw:rect text:anchor-type="paragraph" draw:z-index="24" draw:style-name="gr1" draw:text-style-name="P113" svg:width="0.003cm" svg:height="0.054cm" svg:x="0cm" svg:y="0cm"><text:p/></draw:rect><draw:rect text:anchor-type="paragraph" draw:z-index="23" draw:style-name="gr1" draw:text-style-name="P113" svg:width="0.003cm" svg:height="0.054cm" svg:x="0cm" svg:y="0cm"><text:p/></draw:rect><draw:rect text:anchor-type="paragraph" draw:z-index="22" draw:style-name="gr1" draw:text-style-name="P113" svg:width="0.003cm" svg:height="0.054cm" svg:x="0cm" svg:y="0cm"><text:p/></draw:rect><draw:rect text:anchor-type="paragraph" draw:z-index="21" draw:style-name="gr1" draw:text-style-name="P113" svg:width="0.003cm" svg:height="0.054cm" svg:x="0cm" svg:y="0cm"><text:p/></draw:rect><draw:rect text:anchor-type="paragraph" draw:z-index="20" draw:style-name="gr1" draw:text-style-name="P113" svg:width="0.003cm" svg:height="0.054cm" svg:x="0cm" svg:y="0cm"><text:p/></draw:rect><draw:rect text:anchor-type="paragraph" draw:z-index="19" draw:style-name="gr1" draw:text-style-name="P113" svg:width="0.003cm" svg:height="0.054cm" svg:x="0cm" svg:y="0cm"><text:p/></draw:rect><draw:rect text:anchor-type="paragraph" draw:z-index="18" draw:style-name="gr1" draw:text-style-name="P113" svg:width="0.003cm" svg:height="0.054cm" svg:x="0cm" svg:y="0cm"><text:p/></draw:rect><draw:rect text:anchor-type="paragraph" draw:z-index="17" draw:style-name="gr1" draw:text-style-name="P113" svg:width="0.003cm" svg:height="0.054cm" svg:x="0cm" svg:y="0cm"><text:p/></draw:rect><draw:rect text:anchor-type="paragraph" draw:z-index="16" draw:style-name="gr1" draw:text-style-name="P113" svg:width="0.003cm" svg:height="0.054cm" svg:x="0cm" svg:y="0cm"><text:p/></draw:rect><draw:rect text:anchor-type="paragraph" draw:z-index="15" draw:style-name="gr1" draw:text-style-name="P113" svg:width="0.003cm" svg:height="0.054cm" svg:x="0cm" svg:y="0cm"><text:p/></draw:rect><draw:rect text:anchor-type="paragraph" draw:z-index="14" draw:style-name="gr1" draw:text-style-name="P113" svg:width="0.003cm" svg:height="0.054cm" svg:x="0cm" svg:y="0cm"><text:p/></draw:rect><draw:rect text:anchor-type="paragraph" draw:z-index="13" draw:style-name="gr1" draw:text-style-name="P113" svg:width="0.003cm" svg:height="0.054cm" svg:x="0cm" svg:y="0cm"><text:p/></draw:rect><draw:rect text:anchor-type="paragraph" draw:z-index="12" draw:style-name="gr1" draw:text-style-name="P113" svg:width="0.003cm" svg:height="0.054cm" svg:x="0cm" svg:y="0cm"><text:p/></draw:rect><draw:rect text:anchor-type="paragraph" draw:z-index="11" draw:style-name="gr1" draw:text-style-name="P113" svg:width="0.003cm" svg:height="0.054cm" svg:x="0cm" svg:y="0cm"><text:p/></draw:rect><draw:rect text:anchor-type="paragraph" draw:z-index="10" draw:style-name="gr1" draw:text-style-name="P113" svg:width="0.003cm" svg:height="0.054cm" svg:x="0cm" svg:y="0cm"><text:p/></draw:rect><draw:rect text:anchor-type="paragraph" draw:z-index="9" draw:style-name="gr1" draw:text-style-name="P113" svg:width="0.003cm" svg:height="0.054cm" svg:x="0cm" svg:y="0cm"><text:p/></draw:rect><draw:rect text:anchor-type="paragraph" draw:z-index="8" draw:style-name="gr1" draw:text-style-name="P113" svg:width="0.003cm" svg:height="0.054cm" svg:x="0cm" svg:y="0cm"><text:p/></draw:rect><draw:rect text:anchor-type="paragraph" draw:z-index="7" draw:style-name="gr1" draw:text-style-name="P113" svg:width="0.003cm" svg:height="0.054cm" svg:x="0cm" svg:y="0cm"><text:p/></draw:rect><draw:rect text:anchor-type="paragraph" draw:z-index="6" draw:style-name="gr1" draw:text-style-name="P113" svg:width="0.003cm" svg:height="0.054cm" svg:x="0cm" svg:y="0cm"><text:p/></draw:rect><draw:rect text:anchor-type="paragraph" draw:z-index="5" draw:style-name="gr1" draw:text-style-name="P113" svg:width="0.003cm" svg:height="0.054cm" svg:x="0cm" svg:y="0cm"><text:p/></draw:rect><draw:rect text:anchor-type="paragraph" draw:z-index="4" draw:style-name="gr1" draw:text-style-name="P113" svg:width="0.003cm" svg:height="0.054cm" svg:x="0cm" svg:y="0cm"><text:p/></draw:rect><draw:rect text:anchor-type="paragraph" draw:z-index="3" draw:style-name="gr1" draw:text-style-name="P113" svg:width="0.003cm" svg:height="0.054cm" svg:x="0cm" svg:y="0cm"><text:p/></draw:rect><draw:rect text:anchor-type="paragraph" draw:z-index="2" draw:style-name="gr1" draw:text-style-name="P113" svg:width="0.003cm" svg:height="0.054cm" svg:x="0cm" svg:y="0cm"><text:p/></draw:rect><draw:rect text:anchor-type="paragraph" draw:z-index="1" draw:style-name="gr1" draw:text-style-name="P113" svg:width="0.003cm" svg:height="0.054cm" svg:x="0cm" svg:y="0cm"><text:p/></draw:rect><draw:rect text:anchor-type="paragraph" draw:z-index="0" draw:style-name="gr1" draw:text-style-name="P113" svg:width="0.003cm" svg:height="0.054cm" svg:x="0cm" svg:y="0cm"><text:p/></draw:rect><text:span text:style-name="become-running-footer-text"><text:span text:style-name="T1">Being the GM</text:span></text:span></text:h>
        </text:list-header>
      </text:list>
      <text:p text:style-name="P75">The GM has many responsibilities, such as presenting the conflict to the players, controlling NPCs, and helping everyone apply the rules to the situation in the game.</text:p>
      <text:p text:style-name="P81">Let’s talk about the GM’s jobs.</text:p>
      <text:h text:style-name="P60" text:outline-level="2">Help Build Campaigns</text:h>
      <text:p text:style-name="P76"><text:span text:style-name="T2">A </text:span><text:span text:style-name="term"><text:span text:style-name="T10">campaign</text:span></text:span><text:span text:style-name="T2"> is a series of games you play with the same characters, where the story builds on what happened in earlier sessions. All the players should collaborate with the GM to plan how the campaign will work. Usually this is a conversation among all of you to decide what sort of heroes you want to play, what sort of world you live in, and what sorts of bad guys you’ll have. Talk about how serious you want the game to be and how long you want it to last.</text:span></text:p>
      <text:p text:style-name="P51"/>
      <text:list xml:id="list915353187" text:continue-numbering="true" text:style-name="WWNum35">
        <text:list-item>
          <text:list>
            <text:list-item>
              <text:p text:style-name="P23">Cat-people sky pirates in flying ships, always on the run from the Royal Navy trying to catch them.</text:p>
            </text:list-item>
            <text:list-item>
              <text:p text:style-name="P23">Magic-wielding desert townsfolk stand against the invading soldiers of the evil Steel Empire.</text:p>
            </text:list-item>
            <text:list-item>
              <text:p text:style-name="P11"><text:span text:style-name="T2">Students at a boarding school for magical youth solve mysteries and uncover secrets of their ancient school.</text:span></text:p>
            </text:list-item>
          </text:list>
        </text:list-item>
      </text:list>
      <text:p text:style-name="sidebar-header">LEARNING  TO BE A GM</text:p>
      <text:p text:style-name="sidebar-body"><text:span text:style-name="T2">Being a GM and running games can seem intimidating and difficult at first. It’s a skill that takes some practice to master, so don’t worry—you’ll get better the more you do it. If you’d like to read more about the art of GMing Fate, there are several chapters in the </text:span><text:span text:style-name="emphasis-sidebar"><text:span text:style-name="T4">Fate Core</text:span></text:span><text:span text:style-name="T2"> rules that you should check out: </text:span><text:span text:style-name="emphasis-sidebar"><text:span text:style-name="T4">Running the Game, Scenes, Sessions, and Scenarios,</text:span></text:span><text:span text:style-name="T2"> and </text:span><text:span text:style-name="emphasis-sidebar"><text:span text:style-name="T4">The Long Game</text:span></text:span><text:span text:style-name="T2"> are particularly helpful. </text:span><text:span text:style-name="emphasis-sidebar"><text:span text:style-name="T4">Fate Core</text:span></text:span><text:span text:style-name="T2"> is available for free at </text:span><text:a xlink:type="simple" xlink:href="http://www.evilhat.com/"><text:span text:style-name="T4">www.evilhat.com</text:span></text:a><text:span text:style-name="T2">.</text:span></text:p>
      <text:p text:style-name="P51"/>
      <text:p text:style-name="P68"/>
      <text:h text:style-name="P60" text:outline-level="2">Build Scenarios and Run Game Sessions</text:h>
      <text:p text:style-name="P76"><text:span text:style-name="T2">A </text:span><text:span text:style-name="term"><text:span text:style-name="T10">scenario</text:span></text:span><text:span text:style-name="T2"> is one short story arc, the sort of thing you might see wrapped up in one or two episodes of an adventure television show, even if it’s a smaller part of a bigger story. Usually you can wrap up a scenario in one to three game sessions, assuming you play for three or four hours at a time. But what is a scenario, and how do you build one?</text:span></text:p>
      <text:h text:style-name="P62" text:outline-level="3">Scenarios</text:h>
      <text:p text:style-name="P75">A scenario needs two things: A bad guy with a goal, and a reason the PCs can’t ignore it.</text:p>
      <text:p text:style-name="P104"><text:span text:style-name="strong"><text:span text:style-name="T10">Bad guy with a goal:</text:span></text:span><text:span text:style-name="T2"> You’ve probably figured this out already. The campaign’s main opposition, or one of his allies, is probably your bad guy.</text:span></text:p>
      <text:p text:style-name="P104"><text:span text:style-name="strong"><text:span text:style-name="T10">Something the PCs can’t ignore:</text:span></text:span><text:span text:style-name="T2"> Now you have to give the PCs a reason to care. Make sure the bad guy’s goal is up in the PCs’ faces, where they need to do something about it or bad things will happen to them, or to people or things they value.</text:span></text:p>
      <text:h text:style-name="P62" text:outline-level="3">Running Game Sessions</text:h>
      <text:p text:style-name="P75">Now that your bad guy is doing something the PCs will pay attention to, it’s time to start them off. Sometimes the best way to do that, especially for the first session of a new story arc, is to put them right in the action. Once the PCs know why they should care about what’s going on, you just get out of the way and let them take care of it.</text:p>
      <text:p text:style-name="P81">That said, there are a bunch of tasks the GM needs to perform to run the session:</text:p>
      <text:list xml:id="list491957925" text:continue-numbering="true" text:style-name="WWNum35">
        <text:list-item>
          <text:list>
            <text:list-item>
              <text:p text:style-name="P44"><text:soft-page-break/><text:span text:style-name="strong"><text:span text:style-name="T8">Run scenes:</text:span></text:span><text:span text:style-name="T3"> A session is made up of individual scenes. Decide where the scene begins, who’s there, and what’s going on. Decide when all the interesting things have played out and the scene’s over.</text:span></text:p>
            </text:list-item>
            <text:list-item>
              <text:p text:style-name="P44"><text:span text:style-name="strong"><text:span text:style-name="T8">Adjudicate the rules:</text:span></text:span><text:span text:style-name="T3"> When some question comes up about how to apply the rules, you get final say.</text:span></text:p>
            </text:list-item>
            <text:list-item>
              <text:p text:style-name="P44"><text:span text:style-name="strong"><text:span text:style-name="T8">Set difficulties:</text:span></text:span><text:span text:style-name="T3"> You decide how </text:span><text:a xlink:type="simple" xlink:href="#Setting-Difficulty-Levels">difficult tasks</text:a><text:span text:style-name="T3"> should be.</text:span></text:p>
            </text:list-item>
            <text:list-item>
              <text:p text:style-name="P44"><text:span text:style-name="strong"><text:span text:style-name="T8">Play the NPCs:</text:span></text:span><text:span text:style-name="T3"> Each player controls their own character, but you control all the rest, including the bad guys.</text:span></text:p>
            </text:list-item>
            <text:list-item>
              <text:p text:style-name="P44"><text:span text:style-name="strong"><text:span text:style-name="T8">Keep things moving:</text:span></text:span><text:span text:style-name="T3"> If the players don’t know what to do next, it’s your job to give them a nudge. Never let things get too bogged down in indecision or because they don’t have enough information—do something to shake things up.</text:span></text:p>
            </text:list-item>
            <text:list-item>
              <text:p text:style-name="P44"><text:span text:style-name="strong"><text:span text:style-name="T8">Make sure everyone has a chance to be awesome:</text:span></text:span><text:span text:style-name="T3"> Your goal isn’t to defeat the players, but to challenge them. Make sure every PC gets a chance to be the star once in a while, from the big bad warrior to the little sneaky thief.</text:span></text:p>
            </text:list-item>
          </text:list>
        </text:list-item>
      </text:list>
      <text:p text:style-name="P69"/>
      <text:h text:style-name="P60" text:outline-level="2">Setting Difficulty Levels</text:h>
      <text:p text:style-name="P55"/>
      <text:p text:style-name="P75">When another character is opposing a PC, their rolls provide the opposition in a conflict, contest, or challenge. But if there’s no active opposition, you have to decide how hard the task is.</text:p>
      <text:p text:style-name="P82"><text:span text:style-name="strong"><text:span text:style-name="T10">Low difficulties</text:span></text:span><text:span text:style-name="T2"> are best when you want to give the PCs a chance to show off and be awesome.</text:span><text:span text:style-name="strong"><text:span text:style-name="T10">Difficulties near their approach ratings</text:span></text:span><text:span text:style-name="T2"> are best when you want to provide tension but not overwhelm them. </text:span><text:span text:style-name="strong"><text:span text:style-name="T10">High difficulties</text:span></text:span><text:span text:style-name="T2"> are best when you want to emphasize how dire or unusual the circumstances are and make them pull out all the stops.</text:span></text:p>
      <text:h text:style-name="P63" text:outline-level="3">Rules of Thumb:</text:h>
      <text:list xml:id="list2182401249" text:continue-numbering="true" text:style-name="WWNum35">
        <text:list-item>
          <text:list>
            <text:list-item>
              <text:p text:style-name="P23">If the task isn’t very tough at all, give it a Mediocre (+0)—or just tell the player they succeed without a roll.</text:p>
            </text:list-item>
            <text:list-item>
              <text:p text:style-name="P23">If you can think of at least one reason why the task is tough, pick Fair (+2).</text:p>
            </text:list-item>
            <text:list-item>
              <text:p text:style-name="P23">If the task is extremely difficult, pick Great (+4).</text:p>
            </text:list-item>
            <text:list-item>
              <text:p text:style-name="P23">If the task is impossibly difficult, go as high as you think makes sense. The PC will need to drop some fate points and get lots of help to succeed, but that’s fine.</text:p>
            </text:list-item>
          </text:list>
        </text:list-item>
      </text:list>
      <text:p text:style-name="P51"/>
      <text:p text:style-name="P93">OPTIONAL RULE: APPROACH-RELATED TARGET NUMBERS</text:p>
      <text:p text:style-name="P101">Sometimes being Careful makes things a lot easier; sometimes it just takes too long. The GM may wish to adjust the target number up or down by 1 or 2 depending on whether you choose a fitting or a problematic approach. This makes things a bit more complex, but for some groups it’s worth it.</text:p>
      <text:p text:style-name="P51"/>
      <text:h text:style-name="P60" text:outline-level="2">Bad Guys</text:h>
      <text:p text:style-name="P75">When you make a bad guy, you can stat them out exactly like the PCs, with approaches, aspects, stress, and consequences. You should do this for important or recurring bad guys who are intended to give the PCs some real difficulties, but you shouldn’t need more than one or two of these in a scenario.</text:p>
      <text:p text:style-name="P104"><text:span text:style-name="strong"><text:span text:style-name="T10">Mooks:</text:span></text:span><text:span text:style-name="T2"> Other bad guys are </text:span><text:span text:style-name="term"><text:span text:style-name="T10">mooks</text:span></text:span><text:span text:style-name="T2">—unnamed thugs or monsters or goons that are there to make the PCs’ day a little more difficult, but they’re designed to be more or less easily swept aside, especially by powerful PCs. </text:span>Here’s how you create their stats:</text:p>
      <text:list xml:id="list1280172679" text:style-name="WWNum36">
        <text:list-item>
          <text:list>
            <text:list-item>
              <text:p text:style-name="P53">Make a list of what this mook is skilled at. They get a +2 to all rolls dealing with these things.</text:p>
            </text:list-item>
            <text:list-item>
              <text:p text:style-name="P53">Make a list of what this mook is bad at. They get a −2 to all rolls dealing with these things.</text:p>
            </text:list-item>
            <text:list-item>
              <text:p text:style-name="P53">Everything else gets a +0 when rolled.</text:p>
            </text:list-item>
            <text:list-item>
              <text:p text:style-name="P52"><text:soft-page-break/><text:span text:style-name="T3">Give the mook an aspect or two to reinforce what they’re good and bad at, or if they have a particular strength or vulnerability. </text:span><text:span text:style-name="T1">It’s okay if a mook’s aspects are really simple.</text:span></text:p>
            </text:list-item>
            <text:list-item>
              <text:p text:style-name="P53">Mooks have zero, one, or two boxes in their stress track, depending on how tough you imagine them to be.</text:p>
            </text:list-item>
            <text:list-item>
              <text:p text:style-name="P53">Mooks can’t take consequences. If they run out of stress boxes (or don’t have any), the next hit takes them down.</text:p>
            </text:list-item>
          </text:list>
        </text:list-item>
      </text:list>
      <text:p text:style-name="P55"/>
      <text:p text:style-name="P51"/>
      <text:p text:style-name="P109">CYCLOPS HOUSE BULLY</text:p>
      <text:p text:style-name="P112"><text:span text:style-name="aspect"><text:span text:style-name="T5">Cyclops House Bully</text:span></text:span><text:span text:style-name="T2">, </text:span><text:span text:style-name="aspect"><text:span text:style-name="T5">Cowardly Without Backup</text:span></text:span></text:p>
      <text:p text:style-name="P111"><text:span text:style-name="strong"><text:span text:style-name="T10">Skilled (+2) at:</text:span></text:span><text:span text:style-name="T2"> Frightening other students, weaseling out of trouble, breaking things</text:span></text:p>
      <text:p text:style-name="P111"><text:span text:style-name="strong"><text:span text:style-name="T10">Bad (-2) at:</text:span></text:span><text:span text:style-name="T2"> Planning, studying</text:span></text:p>
      <text:p text:style-name="P111"><text:span text:style-name="strong"><text:span text:style-name="T10">Stress:</text:span></text:span><text:span text:style-name="T2"> None (first hit takes them out)</text:span></text:p>
      <text:p text:style-name="P51"/>
      <text:p text:style-name="P109">STEEL ASSASSIN</text:p>
      <text:p text:style-name="P112"><text:span text:style-name="aspect"><text:span text:style-name="T5">Steel Assassin</text:span></text:span><text:span text:style-name="T2">, </text:span><text:span text:style-name="aspect"><text:span text:style-name="T5">The Night Is Ours</text:span></text:span></text:p>
      <text:p text:style-name="P111"><text:span text:style-name="strong"><text:span text:style-name="T10">Skilled (+2) at:</text:span></text:span><text:span text:style-name="T2"> Sneaking, ambushing</text:span></text:p>
      <text:p text:style-name="P111"><text:span text:style-name="strong"><text:span text:style-name="T10">Bad (-2) at:</text:span></text:span><text:span text:style-name="T2"> Standing up to determined opposition</text:span></text:p>
      <text:p text:style-name="P111"><text:span text:style-name="strong"><text:span text:style-name="T14">Stress: </text:span></text:span><text:span text:style-name="strong"><text:span text:style-name="T19">O</text:span></text:span></text:p>
      <text:p text:style-name="P51"/>
      <text:p text:style-name="P109">SKY SHARK</text:p>
      <text:p text:style-name="P112"><text:span text:style-name="aspect"><text:span text:style-name="T5">I’m a Shark</text:span></text:span><text:span text:style-name="T2">, </text:span><text:span text:style-name="aspect"><text:span text:style-name="T5">Vulnerable Belly</text:span></text:span></text:p>
      <text:p text:style-name="P111"><text:span text:style-name="strong"><text:span text:style-name="T10">Skilled (+2) at:</text:span></text:span><text:span text:style-name="T2"> Flying, biting</text:span></text:p>
      <text:p text:style-name="P111"><text:span text:style-name="strong"><text:span text:style-name="T10">Bad (-2) at:</text:span></text:span><text:span text:style-name="T2"> Anything that isn’t flying or biting</text:span></text:p>
      <text:p text:style-name="P111"><text:span text:style-name="strong"><text:span text:style-name="T14">Stress: </text:span></text:span><text:span text:style-name="strong"><text:span text:style-name="T19">OO</text:span></text:span></text:p>
      <text:p text:style-name="P51"/>
      <text:p text:style-name="P68"/>
      <text:p text:style-name="P104"><text:span text:style-name="strong"><text:span text:style-name="T10">Groups of Mooks:</text:span></text:span><text:span text:style-name="T2"> If you have a lot of low-level bad guys facing the PCs, you can make your job easier by treating them as a group—or maybe a few groups. Instead of tracking a dozen bad guys, you track three groups of four bad guys each. Each of these groups acts like a single character and has a set of stats just like a single mook would: </text:span></text:p>
      <text:list xml:id="list1949195438" text:continue-numbering="true" text:style-name="WWNum36">
        <text:list-item>
          <text:list>
            <text:list-item>
              <text:p text:style-name="P53">Choose a couple of things they’re skilled at. You might designate “ganging up” as one of the things the group is good at.</text:p>
            </text:list-item>
            <text:list-item>
              <text:p text:style-name="P53">Choose a couple of things they’re not so good at.</text:p>
            </text:list-item>
            <text:list-item>
              <text:p text:style-name="P54">Give them an aspect. </text:p>
            </text:list-item>
            <text:list-item>
              <text:p text:style-name="P53">Give them one stress box for every two individuals in the group. </text:p>
            </text:list-item>
          </text:list>
        </text:list-item>
      </text:list>
      <text:p text:style-name="P51"/>
      <text:p text:style-name="P110">GANG OF THUGS</text:p>
      <text:p text:style-name="P83"><text:span text:style-name="aspect"><text:span text:style-name="T5">Axe Handles &amp; Crowbars</text:span></text:span></text:p>
      <text:p text:style-name="P111"><text:span text:style-name="strong"><text:span text:style-name="T10">Skilled (+2) at:</text:span></text:span><text:span text:style-name="T2"> Ganging up, scaring innocent people</text:span></text:p>
      <text:p text:style-name="P111"><text:span text:style-name="strong"><text:span text:style-name="T10">Bad (-2) at:</text:span></text:span><text:span text:style-name="T2"> Thinking ahead, fighting when outnumbered</text:span></text:p>
      <text:p text:style-name="P111"><text:span text:style-name="strong"><text:span text:style-name="T14">Stress: </text:span></text:span><text:span text:style-name="T19">O</text:span><text:span text:style-name="T18"> </text:span><text:span text:style-name="T19">O</text:span> (4 thugs)</text:p>
      <text:p text:style-name="P51"/>
      <text:p text:style-name="P82"><text:soft-page-break/><text:span text:style-name="book-title"><text:span text:style-name="T4">Fate Core</text:span></text:span><text:span text:style-name="T2"> has a way of handling this, called mobs (see the </text:span><text:span text:style-name="chapter"><text:span text:style-name="T4">“Creating the Opposition”</text:span></text:span><text:span text:style-name="T2"> section of the</text:span><text:span text:style-name="chapter"><text:span text:style-name="T4">Running the Game</text:span></text:span><text:span text:style-name="T2"> chapter in </text:span><text:span text:style-name="book-title"><text:span text:style-name="T4">Fate Core</text:span></text:span><text:span text:style-name="T2">). Feel free to use that option if you prefer. Note that it may lead to very strong mobs, unless you start with extremely weak mooks—if you want to give your PCs a serious challenge, that could be one way to do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4:01</dc:date>
    <meta:editing-duration>PT16M11S</meta:editing-duration>
    <meta:generator>LibreOffice/3.5$Linux_X86_64 LibreOffice_project/350m1$Build-2</meta:generator>
    <meta:document-statistic meta:table-count="0" meta:image-count="0" meta:object-count="0" meta:page-count="4" meta:paragraph-count="70" meta:word-count="1468" meta:character-count="7808" meta:non-whitespace-character-count="64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